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2000003224EE849DD5F5A5A51.png" manifest:media-type="image/png"/>
  <manifest:file-entry manifest:full-path="Pictures/100002010000030900000311AD2B5A45A0B8D762.png" manifest:media-type="image/png"/>
  <manifest:file-entry manifest:full-path="Pictures/10000201000003CB00000093EEEDF02800F61B1D.png" manifest:media-type="image/png"/>
  <manifest:file-entry manifest:full-path="Pictures/1000020100000360000001B06F9EF4508202209B.png" manifest:media-type="image/png"/>
  <manifest:file-entry manifest:full-path="Pictures/10000201000003CB0000016E62D89D20F076B152.png" manifest:media-type="image/png"/>
  <manifest:file-entry manifest:full-path="Pictures/10000000000007CA000003983D76E97F63474C37.png" manifest:media-type="image/png"/>
  <manifest:file-entry manifest:full-path="Pictures/100000000000028A000000C8AE2EFD57A0C5641A.png" manifest:media-type="image/png"/>
  <manifest:file-entry manifest:full-path="Pictures/10000201000005150000009447049F9E63C9456F.png" manifest:media-type="image/png"/>
  <manifest:file-entry manifest:full-path="Pictures/10000201000003CB0000016EBEFDCA301A0543BC.png" manifest:media-type="image/png"/>
  <manifest:file-entry manifest:full-path="Pictures/10000201000001FD00000028D01808FB74E172CC.png" manifest:media-type="image/png"/>
  <manifest:file-entry manifest:full-path="Pictures/10000201000001FD0000008373DA000ACCE23B5F.png" manifest:media-type="image/png"/>
  <manifest:file-entry manifest:full-path="Pictures/100002010000030900000127DC04FD5BD65B6F71.png" manifest:media-type="image/png"/>
  <manifest:file-entry manifest:full-path="Pictures/10000201000001E4000000F09261D2F7BFE8EB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2679d2"/>
    </style:style>
    <style:style style:name="P5" style:family="paragraph" style:parent-style-name="Standard">
      <style:paragraph-properties fo:text-align="center" style:justify-single-word="false"/>
    </style:style>
    <style:style style:name="P6" style:family="paragraph" style:parent-style-name="Text_20_body">
      <style:text-properties officeooo:paragraph-rsid="00af1f55"/>
    </style:style>
    <style:style style:name="P7" style:family="paragraph" style:parent-style-name="Text_20_body">
      <style:paragraph-properties fo:text-align="start" style:justify-single-word="false"/>
      <style:text-properties fo:font-size="16pt" officeooo:rsid="010b88dd" officeooo:paragraph-rsid="010e885b" style:font-size-asian="16pt"/>
    </style:style>
    <style:style style:name="P8" style:family="paragraph" style:parent-style-name="Text_20_body">
      <style:text-properties officeooo:rsid="013782cb" officeooo:paragraph-rsid="013782cb"/>
    </style:style>
    <style:style style:name="P9" style:family="paragraph" style:parent-style-name="Text_20_body">
      <style:text-properties officeooo:rsid="01395f46" officeooo:paragraph-rsid="013cbf49"/>
    </style:style>
    <style:style style:name="P10" style:family="paragraph" style:parent-style-name="Text_20_body">
      <style:text-properties officeooo:rsid="013f83d5" officeooo:paragraph-rsid="013f83d5"/>
    </style:style>
    <style:style style:name="P11" style:family="paragraph" style:parent-style-name="Text_20_body">
      <style:text-properties officeooo:rsid="013ffb58" officeooo:paragraph-rsid="013ffb58"/>
    </style:style>
    <style:style style:name="P12" style:family="paragraph" style:parent-style-name="Text_20_body">
      <style:text-properties officeooo:rsid="013ffb58" officeooo:paragraph-rsid="0141e2be"/>
    </style:style>
    <style:style style:name="P13" style:family="paragraph" style:parent-style-name="Text_20_body">
      <style:text-properties fo:font-weight="bold" officeooo:rsid="0144f307" officeooo:paragraph-rsid="0144f307" style:font-weight-asian="bold" style:font-weight-complex="bold"/>
    </style:style>
    <style:style style:name="P14" style:family="paragraph" style:parent-style-name="Text_20_body">
      <style:text-properties fo:font-weight="normal" officeooo:rsid="0144f307" officeooo:paragraph-rsid="0141e2be"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17"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18" style:family="paragraph" style:parent-style-name="Standard">
      <style:paragraph-properties fo:margin-top="0in" fo:margin-bottom="0.0402in" loext:contextual-spacing="false"/>
      <style:text-properties officeooo:paragraph-rsid="0114de87"/>
    </style:style>
    <style:style style:name="P19" style:family="paragraph" style:parent-style-name="Standard">
      <style:paragraph-properties fo:margin-top="0in" fo:margin-bottom="0.0201in" loext:contextual-spacing="false"/>
      <style:text-properties officeooo:paragraph-rsid="01189d02"/>
    </style:style>
    <style:style style:name="P20"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21"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22"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23"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24"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25" style:family="paragraph" style:parent-style-name="Subtitle">
      <style:paragraph-properties fo:text-align="end" style:justify-single-word="false"/>
      <style:text-properties officeooo:rsid="010b88dd" officeooo:paragraph-rsid="010e885b"/>
    </style:style>
    <style:style style:name="P26" style:family="paragraph" style:parent-style-name="Title">
      <style:paragraph-properties fo:text-align="end" style:justify-single-word="false"/>
      <style:text-properties style:text-underline-style="none"/>
    </style:style>
    <style:style style:name="P27" style:family="paragraph" style:parent-style-name="Standard">
      <style:paragraph-properties fo:margin-top="0in" fo:margin-bottom="0.1181in" loext:contextual-spacing="false"/>
      <style:text-properties officeooo:rsid="0039b44c" officeooo:paragraph-rsid="012679d2"/>
    </style:style>
    <style:style style:name="P28" style:family="paragraph" style:parent-style-name="Standard" style:master-page-name="Standard">
      <style:paragraph-properties style:page-number="auto"/>
    </style:style>
    <style:style style:name="P29" style:family="paragraph" style:parent-style-name="Standard">
      <style:text-properties officeooo:paragraph-rsid="011f4cd2"/>
    </style:style>
    <style:style style:name="P30" style:family="paragraph" style:parent-style-name="Standard">
      <style:paragraph-properties fo:text-align="center" style:justify-single-word="false"/>
      <style:text-properties officeooo:rsid="0152786a" officeooo:paragraph-rsid="0152786a"/>
    </style:style>
    <style:style style:name="P31" style:family="paragraph" style:parent-style-name="Standard">
      <style:paragraph-properties fo:text-align="center" style:justify-single-word="false"/>
      <style:text-properties officeooo:rsid="01552c94" officeooo:paragraph-rsid="01576d1f"/>
    </style:style>
    <style:style style:name="P32" style:family="paragraph" style:parent-style-name="Standard">
      <style:text-properties officeooo:paragraph-rsid="01576d1f"/>
    </style:style>
    <style:style style:name="P33" style:family="paragraph" style:parent-style-name="Standard">
      <style:paragraph-properties fo:text-align="center" style:justify-single-word="false"/>
      <style:text-properties officeooo:paragraph-rsid="0154441a"/>
    </style:style>
    <style:style style:name="P34" style:family="paragraph" style:parent-style-name="Standard">
      <style:paragraph-properties fo:text-align="center" style:justify-single-word="false"/>
      <style:text-properties officeooo:paragraph-rsid="01576d1f"/>
    </style:style>
    <style:style style:name="P35"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36"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37" style:family="paragraph" style:parent-style-name="Standard">
      <style:paragraph-properties fo:margin-top="0in" fo:margin-bottom="0.0402in" loext:contextual-spacing="false"/>
      <style:text-properties officeooo:paragraph-rsid="0150c459"/>
    </style:style>
    <style:style style:name="P38" style:family="paragraph" style:parent-style-name="Text_20_body" style:master-page-name="Landscape">
      <style:paragraph-properties style:page-number="auto"/>
    </style:style>
    <style:style style:name="P39" style:family="paragraph" style:parent-style-name="Text_20_body" style:master-page-name="Landscape">
      <style:paragraph-properties style:page-number="auto"/>
      <style:text-properties fo:font-style="normal" officeooo:rsid="00d84455" style:font-style-asian="normal" style:font-style-complex="normal"/>
    </style:style>
    <style:style style:name="P40" style:family="paragraph" style:parent-style-name="Heading_20_3">
      <style:text-properties officeooo:paragraph-rsid="012679d2"/>
    </style:style>
    <style:style style:name="P41" style:family="paragraph" style:parent-style-name="Heading_20_2">
      <style:text-properties officeooo:rsid="0014bcc9" officeooo:paragraph-rsid="0014bcc9"/>
    </style:style>
    <style:style style:name="P42" style:family="paragraph" style:parent-style-name="Heading_20_2">
      <style:text-properties officeooo:paragraph-rsid="011f4cd2"/>
    </style:style>
    <style:style style:name="P43" style:family="paragraph" style:parent-style-name="Heading_20_2">
      <style:text-properties officeooo:paragraph-rsid="010b9ac8"/>
    </style:style>
    <style:style style:name="P44" style:family="paragraph" style:parent-style-name="Heading_20_2">
      <style:text-properties officeooo:paragraph-rsid="00af3960"/>
    </style:style>
    <style:style style:name="P45" style:family="paragraph" style:parent-style-name="Heading_20_2">
      <style:paragraph-properties fo:margin-top="0.2in" fo:margin-bottom="0.1598in" loext:contextual-spacing="false"/>
    </style:style>
    <style:style style:name="P46" style:family="paragraph" style:parent-style-name="Heading_20_2">
      <style:paragraph-properties fo:margin-top="0.1in" fo:margin-bottom="0.1598in" loext:contextual-spacing="false"/>
    </style:style>
    <style:style style:name="P47" style:family="paragraph" style:parent-style-name="Heading_20_1">
      <style:paragraph-properties fo:break-before="page"/>
      <style:text-properties officeooo:rsid="00649f48" officeooo:paragraph-rsid="00649f48"/>
    </style:style>
    <style:style style:name="P48" style:family="paragraph" style:parent-style-name="Heading_20_1" style:master-page-name="Standard">
      <style:paragraph-properties style:page-number="auto"/>
    </style:style>
    <style:style style:name="P49" style:family="paragraph" style:parent-style-name="Heading_20_1">
      <style:paragraph-properties fo:margin-top="0.5in" fo:margin-bottom="0.1in" loext:contextual-spacing="false"/>
      <style:text-properties officeooo:paragraph-rsid="001c54ea"/>
    </style:style>
    <style:style style:name="P50" style:family="paragraph" style:parent-style-name="Illustration">
      <style:paragraph-properties fo:text-align="center" style:justify-single-word="false"/>
    </style:style>
    <style:style style:name="P51" style:family="paragraph" style:parent-style-name="Illustration">
      <style:paragraph-properties fo:text-align="center" style:justify-single-word="false"/>
      <style:text-properties officeooo:paragraph-rsid="014edb1a"/>
    </style:style>
    <style:style style:name="P52" style:family="paragraph" style:parent-style-name="Illustration">
      <style:paragraph-properties fo:text-align="center" style:justify-single-word="false"/>
      <style:text-properties officeooo:paragraph-rsid="014f6ac1"/>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List_20_Paragraph" style:list-style-name="WWNum1">
      <style:text-properties officeooo:paragraph-rsid="01189d02"/>
    </style:style>
    <style:style style:name="P57"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officeooo:rsid="003017d5"/>
    </style:style>
    <style:style style:name="T28" style:family="text">
      <style:text-properties officeooo:rsid="00287888"/>
    </style:style>
    <style:style style:name="T29" style:family="text">
      <style:text-properties officeooo:rsid="003b2943"/>
    </style:style>
    <style:style style:name="T30" style:family="text">
      <style:text-properties officeooo:rsid="00657049"/>
    </style:style>
    <style:style style:name="T31" style:family="text">
      <style:text-properties officeooo:rsid="0039b44c"/>
    </style:style>
    <style:style style:name="T32" style:family="text">
      <style:text-properties officeooo:rsid="0049481f"/>
    </style:style>
    <style:style style:name="T33" style:family="text">
      <style:text-properties officeooo:rsid="0068f99c"/>
    </style:style>
    <style:style style:name="T34" style:family="text">
      <style:text-properties officeooo:rsid="006b79e0"/>
    </style:style>
    <style:style style:name="T35" style:family="text">
      <style:text-properties officeooo:rsid="012861dc"/>
    </style:style>
    <style:style style:name="T36" style:family="text">
      <style:text-properties officeooo:rsid="0079da94"/>
    </style:style>
    <style:style style:name="T37" style:family="text">
      <style:text-properties officeooo:rsid="0079da94" fo:background-color="transparent" loext:char-shading-value="0"/>
    </style:style>
    <style:style style:name="T38" style:family="text">
      <style:text-properties officeooo:rsid="013176a5" fo:background-color="transparent" loext:char-shading-value="0"/>
    </style:style>
    <style:style style:name="T39" style:family="text">
      <style:text-properties officeooo:rsid="0135dc8a" fo:background-color="transparent" loext:char-shading-value="0"/>
    </style:style>
    <style:style style:name="T40" style:family="text">
      <style:text-properties officeooo:rsid="013479e5"/>
    </style:style>
    <style:style style:name="T41" style:family="text">
      <style:text-properties officeooo:rsid="0066dd79"/>
    </style:style>
    <style:style style:name="T42" style:family="text">
      <style:text-properties officeooo:rsid="0135dc8a"/>
    </style:style>
    <style:style style:name="T43" style:family="text">
      <style:text-properties officeooo:rsid="013b06ab"/>
    </style:style>
    <style:style style:name="T44" style:family="text">
      <style:text-properties officeooo:rsid="013ffb58"/>
    </style:style>
    <style:style style:name="T45" style:family="text">
      <style:text-properties officeooo:rsid="0141e2be"/>
    </style:style>
    <style:style style:name="T46" style:family="text">
      <style:text-properties fo:font-weight="normal" style:font-weight-asian="normal" style:font-weight-complex="normal"/>
    </style:style>
    <style:style style:name="T47" style:family="text">
      <style:text-properties fo:font-weight="normal" officeooo:rsid="0143b7c1" style:font-weight-asian="normal" style:font-weight-complex="normal"/>
    </style:style>
    <style:style style:name="T48" style:family="text">
      <style:text-properties fo:font-weight="normal" officeooo:rsid="0144f307" style:font-weight-asian="normal" style:font-weight-complex="normal"/>
    </style:style>
    <style:style style:name="T49" style:family="text">
      <style:text-properties fo:font-weight="normal" officeooo:rsid="0145716e" style:font-weight-asian="normal" style:font-weight-complex="normal"/>
    </style:style>
    <style:style style:name="T50" style:family="text">
      <style:text-properties officeooo:rsid="0145716e"/>
    </style:style>
    <style:style style:name="T51" style:family="text">
      <style:text-properties officeooo:rsid="0149066f"/>
    </style:style>
    <style:style style:name="T52" style:family="text">
      <style:text-properties officeooo:rsid="014e3a53"/>
    </style:style>
    <style:style style:name="T53" style:family="text">
      <style:text-properties officeooo:rsid="014edb1a"/>
    </style:style>
    <style:style style:name="T54" style:family="text">
      <style:text-properties officeooo:rsid="0150c459"/>
    </style:style>
    <style:style style:name="T55" style:family="text">
      <style:text-properties officeooo:rsid="01514414"/>
    </style:style>
    <style:style style:name="T56" style:family="text">
      <style:text-properties officeooo:rsid="0151e643"/>
    </style:style>
    <style:style style:name="T57" style:family="text">
      <style:text-properties officeooo:rsid="0154441a"/>
    </style:style>
    <style:style style:name="T58" style:family="text">
      <style:text-properties officeooo:rsid="0156812a"/>
    </style:style>
    <style:style style:name="T59" style:family="text">
      <style:text-properties officeooo:rsid="0157e481"/>
    </style:style>
    <style:style style:name="T60" style:family="text">
      <style:text-properties officeooo:rsid="001c54ea"/>
    </style:style>
    <style:style style:name="T61" style:family="text">
      <style:text-properties officeooo:rsid="01593ed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AE2EFD57A0C5641A.png" xlink:type="simple" xlink:show="embed" xlink:actuate="onLoad"/><svg:desc>C:\Users\yassc\AppData\Local\Microsoft\Windows\INetCache\Content.Word\Civilization_Logo.png</svg:desc></draw:frame></text:p>
      <text:p text:style-name="Standard"/>
      <text:p text:style-name="Standard"/>
      <text:p text:style-name="P26">Projet Logiciel <text:span text:style-name="T1">Transversal</text:span></text:p>
      <text:p text:style-name="P25"><text:span text:style-name="T2">Luigi</text:span> <text:span text:style-name="T8">CAPO-CHICHI</text:span> – <text:span text:style-name="T8">Yassert</text:span> <text:span text:style-name="T8">BOINALI</text:span></text:p>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4">Table des matières</text:p>
          </text:index-title>
          <text:p text:style-name="P55"><text:a xlink:type="simple" xlink:href="#__RefHeading__1316_824097905" text:style-name="Index_20_Link" text:visited-style-name="Index_20_Link">1 Objectif<text:tab/>3</text:a></text:p>
          <text:p text:style-name="P53"><text:a xlink:type="simple" xlink:href="#__RefHeading__1318_824097905" text:style-name="Index_20_Link" text:visited-style-name="Index_20_Link">1.1 Présentation générale<text:tab/>3</text:a></text:p>
          <text:p text:style-name="P53"><text:a xlink:type="simple" xlink:href="#__RefHeading__1320_824097905" text:style-name="Index_20_Link" text:visited-style-name="Index_20_Link">1.2 Règles du jeu<text:tab/>3</text:a></text:p>
          <text:p text:style-name="P53"><text:a xlink:type="simple" xlink:href="#__RefHeading__3406_1053578290" text:style-name="Index_20_Link" text:visited-style-name="Index_20_Link">1.3 Ressources<text:tab/>3</text:a></text:p>
          <text:p text:style-name="P55"><text:a xlink:type="simple" xlink:href="#__RefHeading__1322_824097905" text:style-name="Index_20_Link" text:visited-style-name="Index_20_Link">2 Description et conception des états<text:tab/>6</text:a></text:p>
          <text:p text:style-name="P53"><text:a xlink:type="simple" xlink:href="#__RefHeading__1480_1060408740" text:style-name="Index_20_Link" text:visited-style-name="Index_20_Link">2.1 Description des états<text:tab/>6</text:a></text:p>
          <text:p text:style-name="P57"><text:a xlink:type="simple" xlink:href="#__RefHeading___Toc926_1890004662" text:style-name="Index_20_Link" text:visited-style-name="Index_20_Link">2.1.1 Etat des éléments fixes<text:tab/>7</text:a></text:p>
          <text:p text:style-name="P57"><text:a xlink:type="simple" xlink:href="#__RefHeading___Toc962_2138538321" text:style-name="Index_20_Link" text:visited-style-name="Index_20_Link">2.1.2 Etat des éléments mobiles<text:tab/>7</text:a></text:p>
          <text:p text:style-name="P53"><text:a xlink:type="simple" xlink:href="#__RefHeading__1484_1060408740" text:style-name="Index_20_Link" text:visited-style-name="Index_20_Link">2.2 Conception logiciel<text:tab/>7</text:a></text:p>
          <text:p text:style-name="P55"><text:a xlink:type="simple" xlink:href="#__RefHeading__2100_1060408740" text:style-name="Index_20_Link" text:visited-style-name="Index_20_Link">3 Rendu : Stratégie et Conception<text:tab/>9</text:a></text:p>
          <text:p text:style-name="P53"><text:a xlink:type="simple" xlink:href="#__RefHeading__2104_1060408740" text:style-name="Index_20_Link" text:visited-style-name="Index_20_Link">3.1 Stratégie de rendu d'un état<text:tab/>9</text:a></text:p>
          <text:p text:style-name="P53"><text:a xlink:type="simple" xlink:href="#__RefHeading__2118_1060408740" text:style-name="Index_20_Link" text:visited-style-name="Index_20_Link">3.2 Conception logiciel<text:tab/>9</text:a></text:p>
        </text:index-body>
      </text:table-of-content>
      <text:p text:style-name="P2"/>
      <text:h text:style-name="P47" text:outline-level="1"><text:bookmark-start text:name="__RefHeading__1316_824097905"/>Objectif<text:bookmark-end text:name="__RefHeading__1316_824097905"/></text:h>
      <text:h text:style-name="P41"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18">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37">Le jeu se déroule sur trois époques, <text:span text:style-name="T55">l</text:span>a plus ancienne <text:span text:style-name="T55">étant</text:span> l'antiquité, suivi d<text:span text:style-name="T54">u</text:span> <text:span text:style-name="T53">moyen-âge</text:span> et <text:span text:style-name="T52">enfin</text:span> de <text:span text:style-name="T55">l’époque</text:span> moderne. Chaque époque a ses propres forces militaires, améliorations de villes et technologies, et chacune est supérieure à celle de l'ère précédente.</text:p>
      <text:p text:style-name="P19">Le jeu débute à l'ère antique. Une époque se finit quand :</text:p>
      <text:list xml:id="list1232953013301761760" text:style-name="WWNum1">
        <text:list-item>
          <text:p text:style-name="P56">un joueur achète la 3e technologie de l'ère actuelle, ou</text:p>
        </text:list-item>
        <text:list-item>
          <text:p text:style-name="P56">un joueur achète la dernière technologie restante de l'ère actuelle.</text:p>
        </text:list-item>
      </text:list>
      <text:p text:style-name="P16">En combinant habilement le développement économique, la force militaire, la diplomatie et les échanges profitables, le joueur peut créer une plus grande civilisation et gagner la partie.</text:p>
      <text:p text:style-name="P17">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42" text:outline-level="2"><text:bookmark-start text:name="__RefHeading__3406_1053578290"/>Ressources<text:bookmark-end text:name="__RefHeading__3406_1053578290"/></text:h>
      <text:p text:style-name="P29">L’affichage repose sur plusieurs textures qu’on va présenter ci-dessous.</text:p>
      <text:p text:style-name="P51"><draw:frame draw:style-name="fr4" draw:name="Image2" text:anchor-type="paragraph" svg:width="6.6929in" svg:height="2.522in" draw:z-index="5"><draw:image xlink:href="Pictures/10000201000003CB0000016E62D89D20F076B152.png" xlink:type="simple" xlink:show="embed" xlink:actuate="onLoad"/></draw:frame>Figure <text:sequence text:ref-name="refIllustration2" text:name="Illustration" style:num-format="1">1</text:sequence> <text:span text:style-name="T53">: Textures pour les bâtiments antiques</text:span></text:p>
      <text:p text:style-name="P52"><draw:frame draw:style-name="fr4" draw:name="Image3" text:anchor-type="paragraph" svg:width="6.6929in" svg:height="1.0134in" draw:z-index="6"><draw:image xlink:href="Pictures/10000201000003CB00000093EEEDF02800F61B1D.png" xlink:type="simple" xlink:show="embed" xlink:actuate="onLoad"/></draw:frame><text:soft-page-break/>Figure <text:sequence text:ref-name="refIllustration3" text:name="Illustration" style:num-format="1">2</text:sequence> <text:span text:style-name="T53">: Textures pour les tuiles bâtiments du moyen-âge</text:span></text:p>
      <text:p text:style-name="P29"/>
      <text:p text:style-name="P15"><draw:frame draw:style-name="fr4" draw:name="Image4" text:anchor-type="paragraph" svg:width="6.6929in" svg:height="2.522in" draw:z-index="7"><draw:image xlink:href="Pictures/10000201000003CB0000016EBEFDCA301A0543BC.png" xlink:type="simple" xlink:show="embed" xlink:actuate="onLoad"/></draw:frame>Figure <text:sequence text:ref-name="refIllustration4" text:name="Illustration" style:num-format="1">3</text:sequence> : Textures des bâtiments de <text:span text:style-name="T56">l’ère</text:span> moderne</text:p>
      <text:p text:style-name="P29"/>
      <text:p text:style-name="P30"><draw:frame draw:style-name="fr5" draw:name="Image5" text:anchor-type="paragraph" svg:width="5.3307in" svg:height="1.3717in" draw:z-index="9"><draw:image xlink:href="Pictures/10000201000001FD0000008373DA000ACCE23B5F.png" xlink:type="simple" xlink:show="embed" xlink:actuate="onLoad"/></draw:frame>Figure <text:sequence text:ref-name="refIllustration5" text:name="Illustration" style:num-format="1">4</text:sequence> : Textures pour les tuiles forêt</text:p>
      <text:p text:style-name="P29"/>
      <text:p text:style-name="P30"><draw:frame draw:style-name="fr4" draw:name="Image6" text:anchor-type="paragraph" svg:width="6.6929in" svg:height="2.5409in" draw:z-index="8"><draw:image xlink:href="Pictures/100002010000030900000127DC04FD5BD65B6F71.png" xlink:type="simple" xlink:show="embed" xlink:actuate="onLoad"/></draw:frame>Figure <text:sequence text:ref-name="refIllustration6" text:name="Illustration" style:num-format="1">5</text:sequence> : Textures pour le terrain</text:p>
      <text:p text:style-name="P29"/>
      <text:p text:style-name="P33"><draw:frame draw:style-name="fr6" draw:name="Image7" text:anchor-type="paragraph" svg:width="5.0409in" svg:height="2.4992in" draw:z-index="10"><draw:image xlink:href="Pictures/10000201000001E4000000F09261D2F7BFE8EBD2.png" xlink:type="simple" xlink:show="embed" xlink:actuate="onLoad"/></draw:frame><text:soft-page-break/><text:span text:style-name="T57">Figure </text:span><text:span text:style-name="T57"><text:sequence text:ref-name="refIllustration7" text:name="Illustration" style:num-format="1">6</text:sequence></text:span><text:span text:style-name="T57"> : Textures pour les routes</text:span></text:p>
      <text:p text:style-name="P29"/>
      <text:p text:style-name="P32"/>
      <text:p text:style-name="P31"><draw:frame draw:style-name="fr4" draw:name="Image8" text:anchor-type="paragraph" svg:width="6.6929in" svg:height="0.761in" draw:z-index="11"><draw:image xlink:href="Pictures/10000201000005150000009447049F9E63C9456F.png" xlink:type="simple" xlink:show="embed" xlink:actuate="onLoad"/></draw:frame>Figure <text:sequence text:ref-name="refIllustration8" text:name="Illustration" style:num-format="1">7</text:sequence> : Textures pour les unités</text:p>
      <text:p text:style-name="P32"/>
      <text:p text:style-name="P31"><draw:frame draw:style-name="fr7" draw:name="Image9" text:anchor-type="paragraph" svg:width="6.6929in" svg:height="3.3465in" draw:z-index="12"><draw:image xlink:href="Pictures/1000020100000360000001B06F9EF4508202209B.png" xlink:type="simple" xlink:show="embed" xlink:actuate="onLoad"/></draw:frame>Figure <text:sequence text:ref-name="refIllustration9" text:name="Illustration" style:num-format="1">8</text:sequence> : Textures pour l’océan</text:p>
      <text:p text:style-name="P32"/>
      <text:p text:style-name="P31"><draw:frame draw:style-name="fr4" draw:name="Image10" text:anchor-type="paragraph" svg:width="6.6929in" svg:height="0.5256in" draw:z-index="13"><draw:image xlink:href="Pictures/10000201000001FD00000028D01808FB74E172CC.png" xlink:type="simple" xlink:show="embed" xlink:actuate="onLoad"/></draw:frame>Figure <text:sequence text:ref-name="refIllustration10" text:name="Illustration" style:num-format="1">9</text:sequence> : Textures pour la sélection</text:p>
      <text:p text:style-name="P32"/>
      <text:p text:style-name="P34"><draw:frame draw:style-name="fr7" draw:name="Image11" text:anchor-type="paragraph" svg:width="6.6929in" svg:height="6.7618in" draw:z-index="14"><draw:image xlink:href="Pictures/100002010000030900000311AD2B5A45A0B8D762.png" xlink:type="simple" xlink:show="embed" xlink:actuate="onLoad"/></draw:frame><text:soft-page-break/><text:span text:style-name="T58">Figure </text:span><text:span text:style-name="T58"><text:sequence text:ref-name="refIllustration11" text:name="Illustration" style:num-format="1">10</text:sequence></text:span><text:span text:style-name="T58"> : Textures pour divers éléments (paysage, ressources)</text:span></text:p>
      <text:h text:style-name="P49" text:outline-level="1"><text:bookmark-start text:name="__RefHeading__1322_824097905"/><text:span text:style-name="T60">Description et conception des états</text:span><text:bookmark-end text:name="__RefHeading__1322_824097905"/></text:h>
      <text:h text:style-name="P46" text:outline-level="2"><text:bookmark-start text:name="__RefHeading__1480_1060408740"/>Description des états<text:bookmark-end text:name="__RefHeading__1480_1060408740"/></text:h>
      <text:p text:style-name="P22">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2443653887382571672" text:style-name="L1">
        <text:list-item>
          <text:p text:style-name="P35">Coordonnées (x,y) dans la grille</text:p>
        </text:list-item>
        <text:list-item>
          <text:p text:style-name="P36">Identifiant d<text:span text:style-name="T13">u</text:span> type d’élément : ce nombre indique la nature de élément (c’est à dire de la classe).</text:p>
        </text:list-item>
      </text:list>
      <text:h text:style-name="P40" text:outline-level="3"><text:bookmark-start text:name="__RefHeading___Toc926_1890004662"/><text:soft-page-break/>Etat des éléments fixes<text:bookmark-end text:name="__RefHeading___Toc926_1890004662"/></text:h>
      <text:p text:style-name="P23">Le <text:span text:style-name="T15">plateau</text:span> est formé par une grille d’éléments nommé « cases ». La taille de cette grille est fix<text:span text:style-name="T16">e</text:span>. Les types de cases sont :</text:p>
      <text:p text:style-name="P23"><text:span text:style-name="T17">Cases « Mur » :</text:span> les cases « mur » sont des éléments infranchissable<text:span text:style-name="T27">s</text:span> pour les éléments mobiles.</text:p>
      <text:p text:style-name="P20"><text:span text:style-name="T18">Cases « </text:span><text:span text:style-name="T19">Plateau</text:span><text:span text:style-name="T18"> » :</text:span><text:span text:style-name="T28"> les cases « Plateau » vont servir à définir la texture du terrain (désert, plaine, montagne, océan).</text:span></text:p>
      <text:p text:style-name="P20"><text:span text:style-name="T18">Cases « </text:span><text:span text:style-name="T20">Ressource</text:span><text:span text:style-name="T18"> » :</text:span><text:span text:style-name="T28"> elles contiennent un type de ressource.</text:span></text:p>
      <text:p text:style-name="P20"><text:span text:style-name="T18">Cases « </text:span><text:span text:style-name="T20">Colonie</text:span><text:span text:style-name="T18"> » :</text:span><text:span text:style-name="T28"> ces cases vont contenir les différents types de bâtiments.</text:span></text:p>
      <text:h text:style-name="P40" text:outline-level="3"><text:bookmark-start text:name="__RefHeading___Toc962_2138538321"/>Etat des éléments mobiles<text:bookmark-end text:name="__RefHeading___Toc962_2138538321"/></text:h>
      <text:p text:style-name="P27">Les éléments mobiles possède<text:span text:style-name="T40">nt</text:span> une direction (aucune, gauche, droite, haut ou bas) et un <text:span text:style-name="T29">coût</text:span>. <text:span text:style-name="T41">Chaque élément mobile peut se déplacer d’un certain nombre de cases prédéfini (PM).</text:span></text:p>
      <text:p text:style-name="P27"><text:span text:style-name="T17">Element mobile « </text:span><text:span text:style-name="T21">Colon</text:span><text:span text:style-name="T17"> » :</text:span> cet élément est dirigé par le joueur, qui commande la propriété de direction. <text:span text:style-name="T30">Les colons sont les seules pièces qui peuvent explorer les régions terrestres et bâtir des colonies.</text:span></text:p>
      <text:p text:style-name="P4"><text:span text:style-name="T22">Elements mobiles « </text:span><text:span text:style-name="T23">Militaire</text:span><text:span text:style-name="T22"> » </text:span><text:span text:style-name="T23">et « Catapulte » :</text:span><text:span text:style-name="T31"> ces éléments sont également commandés par la propriété de direction, qu’elle proviennent d’un humain ou d’une IA. Ces éléments disposent d’un point de vie prédéterminé qui évolue lors des combats.</text:span></text:p>
      <text:h text:style-name="P45" text:outline-level="2"><text:bookmark-start text:name="__RefHeading__1484_1060408740"/>Conception <text:span text:style-name="T6">l</text:span>ogiciel<text:bookmark-end text:name="__RefHeading__1484_1060408740"/></text:h>
      <text:p text:style-name="P24">Le diagramme des classes pour les états est présenté <text:span text:style-name="T32">sur la figure ci-dessous dont nous pouvons mettre en évidence les groupes de classes suivants :</text:span></text:p>
      <text:p text:style-name="P21"><text:span text:style-name="T33"><text:tab/></text:span><text:span text:style-name="T24">Classes Element :</text:span><text:span text:style-name="T33"> on dispose de t</text:span>oute <text:span text:style-name="T33">une</text:span> hiérarchie de classes filles <text:span text:style-name="T33">qui héritent de la classe </text:span><text:s/>« Element » <text:span text:style-name="T42">(en jaune)</text:span>. <text:span text:style-name="T34">Ces classes </text:span>permettent de représenter les différents catégories et types d’élément.</text:p>
      <text:p text:style-name="P21"><text:tab/><text:span text:style-name="T25">Conteneurs d’élément :</text:span><text:span text:style-name="T36"> viennent ensuite les classes State et ElementTab qui permettent de contenir des ensembles d’éléments. ElementTab est un tableau en deux dimension d’éléments, par exemple pour contenir la grille des éléments. </text:span><text:span text:style-name="T37">Il peut également être considéré comme un tableau à une dimension dans le cas où la hauteur (height) est égale à 1 (utile pour l</text:span><text:span text:style-name="T38">a liste des personnages « </text:span><text:span text:style-name="T39">chars »</text:span><text:span text:style-name="T37">)</text:span><text:span text:style-name="T36">. Enfin, la classe State est le conteneur principal, à partir duquel on peut accéder à toutes les données de l’état.</text:span></text:p>
      <text:p text:style-name="P21"><text:tab/></text:p>
      <text:p text:style-name="P38"/>
      <text:p text:style-name="Text_20_body"><draw:frame draw:style-name="fr1" draw:name="Cadre3" text:anchor-type="paragraph" svg:width="10.1181in" draw:z-index="1"><draw:text-box fo:min-height="5.3252in"><text:p text:style-name="Illustration"><text:span text:style-name="T35">Figure</text:span> <text:sequence text:ref-name="refIllustration0" text:name="Illustration" text:formula="ooow:Illustration+1" style:num-format="1">11</text:sequence>: Diagramme des classes d'état</text:p><text:p text:style-name="P15"><draw:frame draw:style-name="fr4" draw:name="Image14" text:anchor-type="paragraph" svg:width="10.1181in" svg:height="5.2756in" draw:z-index="4"><draw:image xlink:href="Pictures/1000020100000602000003224EE849DD5F5A5A51.png" xlink:type="simple" xlink:show="embed" xlink:actuate="onLoad"/></draw:frame></text:p></draw:text-box></draw:frame></text:p>
      <text:h text:style-name="P48"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8">Afin de pouvoir réaliser un rendu imagé de notre jeu Civili<text:span text:style-name="T51">z</text:span>ation, il nous faut tout d’abord réaliser un rendu des différents éléments qui composent notre jeu. Pour cela, on adopte une stratégie assez bas niveau et relativement proche du fonctionnement des unités graphiques.</text:p>
      <text:p text:style-name="P9">Plus <text:span text:style-name="T59">précisément</text:span>, nous découperons <text:span text:style-name="T51">la scène à rendre</text:span> en layers(plans). <text:span text:style-name="T43">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0"><text:tab/>Pour la réalisation de ces différentes informations, la première idée est d’observer l’état à rendre et de réagir, lorsqu’une modification se produit. <text:span text:style-name="T44">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43" text:outline-level="2"><text:bookmark-start text:name="__DdeLink__1274_1053578290"/><text:bookmark-start text:name="__RefHeading__2118_1060408740"/>Conception <text:bookmark-end text:name="__DdeLink__1274_1053578290"/><text:span text:style-name="T7">logiciel</text:span><text:bookmark-end text:name="__RefHeading__2118_1060408740"/></text:h>
      <text:p text:style-name="P11">Le diagramme d’état pour le rendu général est présenté en figure 2.</text:p>
      <text:p text:style-name="P11"/>
      <text:p text:style-name="P11"><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45">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12"><text:tab/><text:span text:style-name="T45">La méthode initSurface() de cette classe permettra de créer un surface, de changer sa texture et d’initialiser la liste des sprites.</text:span></text:p>
      <text:p text:style-name="P12"/>
      <text:p text:style-name="P12"><text:span text:style-name="T26">Tuiles: </text:span><text:span text:style-name="T47">La classe TileSet permet de définir les tuiles d</text:span><text:span text:style-name="T48">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14"/>
      <text:p text:style-name="P13">Surface: <text:span text:style-name="T46">C</text:span><text:span text:style-name="T49">haque surface contient une texture du plan et une liste de quadruplet de vecteurs.</text:span></text:p>
      <text:h text:style-name="P44" text:outline-level="2" text:is-list-header="true"/>
      <text:p text:style-name="P6"/>
      <text:p text:style-name="P39"><draw:frame draw:style-name="fr1" draw:name="Cadre2" text:anchor-type="paragraph" svg:width="10.1181in" draw:z-index="0"><draw:text-box fo:min-height="4.9429in"><text:p text:style-name="P15"><draw:frame draw:style-name="fr3" draw:name="Image42" text:anchor-type="paragraph" svg:x="-0.372in" svg:y="0in" svg:width="10.8634in" svg:height="5.0118in" draw:z-index="3"><draw:image xlink:href="Pictures/10000000000007CA000003983D76E97F63474C37.png" xlink:type="simple" xlink:show="embed" xlink:actuate="onLoad"/></draw:frame><text:span text:style-name="T61">Figure</text:span> <text:sequence text:ref-name="refIllustration1" text:name="Illustration" text:formula="ooow:Illustration+1" style:num-format="1">12</text:sequence>: Diagramme de classes pour le rendu</text:p><text:p text:style-name="P5"/></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9</text:page-number></text:span><text:span text:style-name="MT3"> / </text:span><text:span text:style-name="MT3"><text:page-count>1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9T01:03:34.802725445</dc:date>
    <meta:editing-duration>P8DT4H54M43S</meta:editing-duration>
    <meta:editing-cycles>284</meta:editing-cycles>
    <meta:generator>LibreOffice/5.1.6.2$Linux_X86_64 LibreOffice_project/10m0$Build-2</meta:generator>
    <meta:document-statistic meta:table-count="0" meta:image-count="13" meta:object-count="0" meta:page-count="10" meta:paragraph-count="75" meta:word-count="1233" meta:character-count="7496" meta:non-whitespace-character-count="6341"/>
  </office:meta>
</office:document-meta>
</file>